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8.443cm" fo:margin-left="-0.191cm" table:align="left" style:writing-mode="lr-tb"/>
    </style:style>
    <style:style style:name="Таблица1.A" style:family="table-column">
      <style:table-column-properties style:column-width="0.977cm"/>
    </style:style>
    <style:style style:name="Таблица1.B" style:family="table-column">
      <style:table-column-properties style:column-width="4.128cm"/>
    </style:style>
    <style:style style:name="Таблица1.C" style:family="table-column">
      <style:table-column-properties style:column-width="2.337cm"/>
    </style:style>
    <style:style style:name="Таблица1.D" style:family="table-column">
      <style:table-column-properties style:column-width="5.251cm"/>
    </style:style>
    <style:style style:name="Таблица1.E" style:family="table-column">
      <style:table-column-properties style:column-width="1.877cm"/>
    </style:style>
    <style:style style:name="Таблица1.F" style:family="table-column">
      <style:table-column-properties style:column-width="3.87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1.A4" style:family="table-cell">
      <style:table-cell-properties fo:padding-left="0.191cm" fo:padding-right="0.191cm" fo:padding-top="0cm" fo:padding-bottom="0cm" fo:border="0.002cm solid #000000"/>
    </style:style>
    <style:style style:name="Таблица1.5" style:family="table-row">
      <style:table-row-properties style:keep-together="false" fo:keep-together="always"/>
    </style:style>
    <style:style style:name="Таблица1.A16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Таблица1.C16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443cm" fo:margin-left="-0.191cm" table:align="left" style:writing-mode="lr-tb"/>
    </style:style>
    <style:style style:name="Таблица2.A" style:family="table-column">
      <style:table-column-properties style:column-width="0.977cm"/>
    </style:style>
    <style:style style:name="Таблица2.B" style:family="table-column">
      <style:table-column-properties style:column-width="4.128cm"/>
    </style:style>
    <style:style style:name="Таблица2.C" style:family="table-column">
      <style:table-column-properties style:column-width="2.337cm"/>
    </style:style>
    <style:style style:name="Таблица2.D" style:family="table-column">
      <style:table-column-properties style:column-width="5.251cm"/>
    </style:style>
    <style:style style:name="Таблица2.E" style:family="table-column">
      <style:table-column-properties style:column-width="1.877cm"/>
    </style:style>
    <style:style style:name="Таблица2.F" style:family="table-column">
      <style:table-column-properties style:column-width="3.874cm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fo:padding-left="0.191cm" fo:padding-right="0.191cm" fo:padding-top="0cm" fo:padding-bottom="0cm" fo:border="0.002cm solid #000000"/>
    </style:style>
    <style:style style:name="Таблица2.C1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2.A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Таблица2.C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Таблица4" style:family="table">
      <style:table-properties style:width="18.381cm" fo:margin-left="-0.191cm" table:align="left" style:writing-mode="lr-tb"/>
    </style:style>
    <style:style style:name="Таблица4.A" style:family="table-column">
      <style:table-column-properties style:column-width="9.19cm"/>
    </style:style>
    <style:style style:name="Таблица4.B" style:family="table-column">
      <style:table-column-properties style:column-width="9.192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bottom" fo:padding-left="0.191cm" fo:padding-right="0.191cm" fo:padding-top="0cm" fo:padding-bottom="0c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9.252cm"/>
          <style:tab-stop style:position="13.002cm" style:type="center"/>
        </style:tab-stops>
      </style:paragraph-properties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9.252cm"/>
          <style:tab-stop style:position="13.002cm" style:type="center"/>
        </style:tab-stops>
      </style:paragraph-properties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>
        <style:tab-stops>
          <style:tab-stop style:position="9.252cm"/>
          <style:tab-stop style:position="13.002cm" style:type="center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>
        <style:tab-stops>
          <style:tab-stop style:position="9.252cm"/>
          <style:tab-stop style:position="13.002cm" style:type="center"/>
        </style:tab-stops>
      </style:paragraph-properties>
      <style:text-properties fo:font-size="14pt" fo:language="en" fo:country="US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>
        <style:tab-stops>
          <style:tab-stop style:position="9.252cm"/>
          <style:tab-stop style:position="13.002cm" style:type="center"/>
        </style:tab-stops>
      </style:paragraph-properties>
    </style:style>
    <style:style style:name="P9" style:family="paragraph" style:parent-style-name="Standard">
      <style:paragraph-properties fo:line-height="150%" fo:text-align="center" style:justify-single-word="false">
        <style:tab-stops>
          <style:tab-stop style:position="9.252cm"/>
          <style:tab-stop style:position="13.002cm" style:type="center"/>
        </style:tab-stops>
      </style:paragraph-properties>
      <style:text-properties fo:font-size="18pt" style:font-size-asian="18pt" style:font-size-complex="18pt"/>
    </style:style>
    <style:style style:name="P10" style:family="paragraph" style:parent-style-name="Standard">
      <style:paragraph-properties fo:margin-left="1cm" fo:margin-right="0cm" fo:line-height="150%" fo:text-align="center" style:justify-single-word="false" fo:text-indent="0cm" style:auto-text-indent="false">
        <style:tab-stops>
          <style:tab-stop style:position="7.001cm"/>
          <style:tab-stop style:position="18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margin-left="1cm" fo:margin-right="0cm" fo:line-height="150%" fo:text-align="center" style:justify-single-word="false" fo:text-indent="0cm" style:auto-text-indent="false">
        <style:tab-stops>
          <style:tab-stop style:position="7.001cm"/>
          <style:tab-stop style:position="18cm"/>
        </style:tab-stops>
      </style:paragraph-properties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style:writing-mode="lr-tb"/>
    </style:style>
    <style:style style:name="P14" style:family="paragraph" style:parent-style-name="Standard">
      <style:paragraph-properties style:writing-mode="lr-tb"/>
      <style:text-properties fo:font-size="14pt"/>
    </style:style>
    <style:style style:name="P15" style:family="paragraph" style:parent-style-name="Standard">
      <style:paragraph-properties fo:line-height="150%" fo:text-align="justify" style:justify-single-word="false" style:writing-mode="lr-tb">
        <style:tab-stops>
          <style:tab-stop style:position="9.252cm"/>
          <style:tab-stop style:position="13.002cm" style:type="center"/>
        </style:tab-stops>
      </style:paragraph-properties>
      <style:text-properties fo:font-size="14pt" style:font-size-complex="14pt"/>
    </style:style>
    <style:style style:name="P16" style:family="paragraph" style:parent-style-name="Standard">
      <style:paragraph-properties fo:line-height="150%" fo:text-align="center" style:justify-single-word="false" style:writing-mode="lr-tb">
        <style:tab-stops>
          <style:tab-stop style:position="9.252cm"/>
          <style:tab-stop style:position="13.002cm" style:type="center"/>
        </style:tab-stops>
      </style:paragraph-properties>
      <style:text-properties fo:font-size="14pt" style:font-size-complex="14pt"/>
    </style:style>
    <style:style style:name="P17" style:family="paragraph" style:parent-style-name="Standard">
      <style:paragraph-properties fo:line-height="150%" style:writing-mode="lr-tb">
        <style:tab-stops>
          <style:tab-stop style:position="9.252cm"/>
          <style:tab-stop style:position="13.002cm" style:type="center"/>
        </style:tab-stops>
      </style:paragraph-properties>
      <style:text-properties fo:font-size="14pt" style:font-size-complex="14pt"/>
    </style:style>
    <style:style style:name="P18" style:family="paragraph" style:parent-style-name="Standard">
      <style:paragraph-properties fo:line-height="150%" style:writing-mode="lr-tb">
        <style:tab-stops>
          <style:tab-stop style:position="9.252cm"/>
          <style:tab-stop style:position="13.002cm" style:type="center"/>
        </style:tab-stops>
      </style:paragraph-properties>
      <style:text-properties fo:font-size="14pt" style:font-size-asian="14pt" style:font-size-complex="14pt"/>
    </style:style>
    <style:style style:name="P19" style:family="paragraph" style:parent-style-name="Standard" style:master-page-name="First_20_Page">
      <style:paragraph-properties fo:margin-left="1cm" fo:margin-right="0cm" fo:line-height="150%" fo:text-align="end" style:justify-single-word="false" fo:text-indent="0cm" style:auto-text-indent="false" style:page-number="auto">
        <style:tab-stops>
          <style:tab-stop style:position="7.001cm"/>
          <style:tab-stop style:position="18cm"/>
        </style:tab-stops>
      </style:paragraph-properties>
      <style:text-properties fo:font-size="14pt" style:font-size-asian="14pt" style:font-size-complex="14pt"/>
    </style:style>
    <style:style style:name="P20" style:family="paragraph" style:parent-style-name="Standard" style:list-style-name="RTF_5f_Num_20_4">
      <style:paragraph-properties fo:line-height="150%" fo:text-align="center" style:justify-single-word="false">
        <style:tab-stops>
          <style:tab-stop style:position="0cm"/>
          <style:tab-stop style:position="9.252cm"/>
          <style:tab-stop style:position="13.002cm" style:type="center"/>
        </style:tab-stops>
      </style:paragraph-properties>
      <style:text-properties fo:font-size="14pt" fo:language="en" fo:country="US" style:font-size-asian="14pt" style:font-size-complex="14pt"/>
    </style:style>
    <style:style style:name="P21" style:family="paragraph" style:parent-style-name="Standard" style:list-style-name="RTF_5f_Num_20_4">
      <style:paragraph-properties fo:line-height="150%" fo:text-align="center" style:justify-single-word="false">
        <style:tab-stops>
          <style:tab-stop style:position="0cm"/>
          <style:tab-stop style:position="9.252cm"/>
          <style:tab-stop style:position="13.002cm" style:type="center"/>
        </style:tab-stops>
      </style:paragraph-properties>
      <style:text-properties fo:font-size="14pt" style:font-size-asian="14pt" style:font-size-complex="14pt"/>
    </style:style>
    <style:style style:name="P22" style:family="paragraph" style:parent-style-name="Standard">
      <style:paragraph-properties fo:line-height="150%" fo:text-align="center" style:justify-single-word="false">
        <style:tab-stops>
          <style:tab-stop style:position="9.252cm"/>
          <style:tab-stop style:position="13.002cm" style:type="center"/>
        </style:tab-stops>
      </style:paragraph-properties>
      <style:text-properties fo:font-size="14pt" style:font-size-asian="14pt" style:font-size-complex="14pt"/>
    </style:style>
    <style:style style:name="P23" style:family="paragraph" style:parent-style-name="Standard">
      <style:paragraph-properties fo:line-height="150%" fo:text-align="center" style:justify-single-word="false" style:snap-to-layout-grid="false">
        <style:tab-stops>
          <style:tab-stop style:position="9.252cm"/>
          <style:tab-stop style:position="13.002cm" style:type="center"/>
        </style:tab-stops>
      </style:paragraph-properties>
      <style:text-properties fo:font-size="14pt" style:font-size-asian="14pt" style:font-size-complex="14pt"/>
    </style:style>
    <style:style style:name="P24" style:family="paragraph" style:parent-style-name="Standard">
      <style:paragraph-properties fo:line-height="150%" fo:text-align="justify" style:justify-single-word="false">
        <style:tab-stops>
          <style:tab-stop style:position="9.252cm"/>
          <style:tab-stop style:position="13.002cm" style:type="center"/>
        </style:tab-stops>
      </style:paragraph-properties>
      <style:text-properties fo:font-size="14pt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 style:snap-to-layout-grid="false">
        <style:tab-stops>
          <style:tab-stop style:position="9.252cm"/>
          <style:tab-stop style:position="13.002cm" style:type="center"/>
        </style:tab-stops>
      </style:paragraph-properties>
      <style:text-properties fo:font-size="14pt" style:font-size-asian="14pt" style:font-size-complex="14pt"/>
    </style:style>
    <style:style style:name="P26" style:family="paragraph" style:parent-style-name="Standard">
      <style:paragraph-properties fo:line-height="150%">
        <style:tab-stops>
          <style:tab-stop style:position="9.252cm"/>
          <style:tab-stop style:position="13.002cm" style:type="center"/>
        </style:tab-stops>
      </style:paragraph-properties>
      <style:text-properties fo:font-size="14pt" style:font-size-asian="14pt" style:font-size-complex="14pt"/>
    </style:style>
    <style:style style:name="P27" style:family="paragraph" style:parent-style-name="Standard">
      <style:paragraph-properties fo:line-height="150%" fo:text-align="justify" style:justify-single-word="false" style:snap-to-layout-grid="false">
        <style:tab-stops>
          <style:tab-stop style:position="9.252cm"/>
          <style:tab-stop style:position="13.002cm" style:type="center"/>
        </style:tab-stops>
      </style:paragraph-properties>
    </style:style>
    <style:style style:name="T1" style:family="text">
      <style:text-properties fo:font-variant="small-caps" fo:font-size="18pt" style:font-size-asian="18pt" style:font-size-complex="18pt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language="en" fo:country="US"/>
    </style:style>
    <style:style style:name="T6" style:family="text">
      <style:text-properties style:font-size-asian="14pt"/>
    </style:style>
    <style:style style:name="T7" style:family="text">
      <style:text-properties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Форма № 16</text:p>
      <text:p text:style-name="P11"><text:span text:style-name="T1">Список<text:line-break/></text:span><text:span text:style-name="T3">научных и учебно-методических работ</text:span></text:p>
      <text:p text:style-name="P10">Кулябов Дмитрий Сергеевич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3">№ п/п</text:p>
          </table:table-cell>
          <table:table-cell table:style-name="Таблица1.A1" office:value-type="string">
            <text:p text:style-name="P3">Наименование работы, её вид</text:p>
          </table:table-cell>
          <table:table-cell table:style-name="Таблица1.A1" office:value-type="string">
            <text:p text:style-name="P3">Форма ра­боты</text:p>
          </table:table-cell>
          <table:table-cell table:style-name="Таблица1.A1" office:value-type="string">
            <text:p text:style-name="P3">Выходные данные</text:p>
          </table:table-cell>
          <table:table-cell table:style-name="Таблица1.A1" office:value-type="string">
            <text:p text:style-name="P3">Объём в п.л. или с.</text:p>
          </table:table-cell>
          <table:table-cell table:style-name="Таблица1.A1" office:value-type="string">
            <text:p text:style-name="P3">Соавторы</text:p>
          </table:table-cell>
        </table:table-row>
        <table:table-row table:style-name="Таблица1.1">
          <table:table-cell table:style-name="Таблица1.A1" office:value-type="string">
            <text:p text:style-name="P3">1</text:p>
          </table:table-cell>
          <table:table-cell table:style-name="Таблица1.A1" office:value-type="string">
            <text:p text:style-name="P3">2</text:p>
          </table:table-cell>
          <table:table-cell table:style-name="Таблица1.A1" office:value-type="string">
            <text:p text:style-name="P3">3</text:p>
          </table:table-cell>
          <table:table-cell table:style-name="Таблица1.A1" office:value-type="string">
            <text:p text:style-name="P3">4</text:p>
          </table:table-cell>
          <table:table-cell table:style-name="Таблица1.A1" office:value-type="string">
            <text:p text:style-name="P3">5</text:p>
          </table:table-cell>
          <table:table-cell table:style-name="Таблица1.A1" office:value-type="string">
            <text:p text:style-name="P1">6</text:p>
          </table:table-cell>
        </table:table-row>
        <table:table-row table:style-name="Таблица1.1">
          <table:table-cell table:style-name="Таблица1.A1" table:number-columns-spanned="6" office:value-type="string">
            <text:p text:style-name="P9">Научные работы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4" office:value-type="string">
            <text:list xml:id="list1350806924" text:style-name="RTF_5f_Num_20_4">
              <text:list-item>
                <text:p text:style-name="P20"/>
              </text:list-item>
            </text:list>
          </table:table-cell>
          <table:table-cell table:style-name="Таблица1.A4" office:value-type="string">
            <text:p text:style-name="P4">О критериях универ­сальных ко­дировок сим­волов</text:p>
            <text:p text:style-name="P4">(текст доклада)</text:p>
          </table:table-cell>
          <table:table-cell table:style-name="Таблица1.A1" office:value-type="string">
            <text:p text:style-name="P7">печ.</text:p>
          </table:table-cell>
          <table:table-cell table:style-name="Таблица1.A1" office:value-type="string">
            <text:p text:style-name="P5">Сб. «Системы теле­коммуни­ка­ций и мо­делирование сложных систем». Труды XXXV<text:span text:style-name="T5">II</text:span>I Все­россий­ской научной конфе­рен­ции фа­культета физико-матема­тиче­ских наук РУДН. 14–17 мая 2002<text:span text:style-name="T5"> </text:span>г.<text:span text:style-name="T5"> </text:span>— М.: ПА­ИМС.<text:span text:style-name="T5"> </text:span>— 2002.<text:span text:style-name="T5"> </text:span>— С.<text:span text:style-name="T5"> </text:span>106–109.</text:p>
          </table:table-cell>
          <table:table-cell table:style-name="Таблица1.A1" office:value-type="string">
            <text:p text:style-name="P8"><text:span text:style-name="T4">4</text:span><text:span text:style-name="T3"> с.</text:span></text:p>
          </table:table-cell>
          <table:table-cell table:style-name="Таблица1.A1" office:value-type="string">
            <text:p text:style-name="P7">—</text:p>
          </table:table-cell>
        </table:table-row>
        <text:soft-page-break/>
        <table:table-row table:style-name="Таблица1.5">
          <table:table-cell table:style-name="Таблица1.A4" office:value-type="string">
            <text:list xml:id="list110013731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1.A4" office:value-type="string">
            <text:p text:style-name="P4">Разработка меха­низма автомати­че­ской установки опе­рационной системы <text:span text:style-name="T5">Win</text:span>­<text:span text:style-name="T5">dows </text:span>2000 <text:span text:style-name="T5">Pro</text:span>­<text:span text:style-name="T5">fessional</text:span></text:p>
            <text:p text:style-name="P4">(текст доклада)</text:p>
          </table:table-cell>
          <table:table-cell table:style-name="Таблица1.A1" office:value-type="string">
            <text:p text:style-name="P3">печ.</text:p>
          </table:table-cell>
          <table:table-cell table:style-name="Таблица1.A1" office:value-type="string">
            <text:p text:style-name="P5">Сб. «Системы теле­коммуни­ка­ций и мо­делирование сложных систем». Труды XXXV<text:span text:style-name="T5">II</text:span>I Все­россий­ской научной конфе­рен­ции фа­культета физико-матема­тиче­ских наук РУДН. 14–17 мая 2002<text:span text:style-name="T5"> </text:span>г.<text:span text:style-name="T5"> </text:span>— М.: ПА­ИМС.<text:span text:style-name="T5"> </text:span>— 2002.<text:span text:style-name="T5"> </text:span>— С.<text:span text:style-name="T5"> </text:span>81–86.</text:p>
          </table:table-cell>
          <table:table-cell table:style-name="Таблица1.A1" office:value-type="string">
            <text:p text:style-name="P3">6<text:span text:style-name="T5">/4</text:span> с.</text:p>
          </table:table-cell>
          <table:table-cell table:style-name="Таблица1.A1" office:value-type="string">
            <text:p text:style-name="P5">Сырескин С. В.</text:p>
          </table:table-cell>
        </table:table-row>
        <table:table-row table:style-name="Таблица1.1">
          <table:table-cell table:style-name="Таблица1.A4" office:value-type="string">
            <text:list xml:id="list2096890145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1.A4" office:value-type="string">
            <text:p text:style-name="P4">Об одной сис­теме русской транслите­рации</text:p>
            <text:p text:style-name="P4">(тезисы доклада)</text:p>
          </table:table-cell>
          <table:table-cell table:style-name="Таблица1.A1" office:value-type="string">
            <text:p text:style-name="P3">печ.</text:p>
          </table:table-cell>
          <table:table-cell table:style-name="Таблица1.A1" office:value-type="string">
            <text:p text:style-name="P5">Тезисы докладов. XXX<text:span text:style-name="T5">IX</text:span> На­учная кон­ференция фа­куль­тета физ.-мат. и естест­вен­ных наук. Математиче­ские сек­ции. — М.: Издательство РУДН. — 2003 г. — С. 57.</text:p>
          </table:table-cell>
          <table:table-cell table:style-name="Таблица1.A1" office:value-type="string">
            <text:p text:style-name="P3">1<text:span text:style-name="T5">/0,7</text:span> с.</text:p>
          </table:table-cell>
          <table:table-cell table:style-name="Таблица1.A1" office:value-type="string">
            <text:p text:style-name="P5">Ульянов А.<text:span text:style-name="T5"> </text:span>В.</text:p>
          </table:table-cell>
        </table:table-row>
        <table:table-row table:style-name="Таблица1.5">
          <table:table-cell table:style-name="Таблица1.A4" office:value-type="string">
            <text:list xml:id="list111742218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1.A4" office:value-type="string">
            <text:p text:style-name="P4">Инфраструктура от­крытых клю­чей</text:p>
            <text:p text:style-name="P4">(статья)</text:p>
          </table:table-cell>
          <table:table-cell table:style-name="Таблица1.A1" office:value-type="string">
            <text:p text:style-name="P7">печ.</text:p>
          </table:table-cell>
          <table:table-cell table:style-name="Таблица1.A1" office:value-type="string">
            <text:p text:style-name="P5">Вестник РУДН Серия «При­кладная и ком­пьютерная ма­те­ма­тика». — Т. 2, № 2. — 2003. — С. 123–151</text:p>
          </table:table-cell>
          <table:table-cell table:style-name="Таблица1.A1" office:value-type="string">
            <text:p text:style-name="P3">29<text:span text:style-name="T5">/21</text:span> с.</text:p>
          </table:table-cell>
          <table:table-cell table:style-name="Таблица1.A1" office:value-type="string">
            <text:p text:style-name="P5">Королькова А. В.</text:p>
          </table:table-cell>
        </table:table-row>
        <text:soft-page-break/>
        <table:table-row table:style-name="Таблица1.5">
          <table:table-cell table:style-name="Таблица1.A4" office:value-type="string">
            <text:list xml:id="list175574991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1.A4" office:value-type="string">
            <text:p text:style-name="P4">Необходимость обеспечения безо­пасности операци­онных систем на сис­темном уровне</text:p>
            <text:p text:style-name="P4">(статья)</text:p>
          </table:table-cell>
          <table:table-cell table:style-name="Таблица1.A1" office:value-type="string">
            <text:p text:style-name="P7">печ.</text:p>
          </table:table-cell>
          <table:table-cell table:style-name="Таблица1.A1" office:value-type="string">
            <text:p text:style-name="P5">Вестник РУДН Серия «При­кладная и ком­пьютерная ма­те­ма­тика». — Т. 3, № 1. — 2004. — С. 144–161</text:p>
          </table:table-cell>
          <table:table-cell table:style-name="Таблица1.A1" office:value-type="string">
            <text:p text:style-name="P3">18<text:span text:style-name="T5">/14</text:span> с.</text:p>
          </table:table-cell>
          <table:table-cell table:style-name="Таблица1.A1" office:value-type="string">
            <text:p text:style-name="P5">Королькова А. В.</text:p>
          </table:table-cell>
        </table:table-row>
        <table:table-row table:style-name="Таблица1.1">
          <table:table-cell table:style-name="Таблица1.A4" office:value-type="string">
            <text:list xml:id="list818516266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1.A4" office:value-type="string">
            <text:p text:style-name="P4">О целях и зада­чах проекта <text:span text:style-name="T5">Honeynet</text:span></text:p>
            <text:p text:style-name="P4">(статья)</text:p>
          </table:table-cell>
          <table:table-cell table:style-name="Таблица1.A1" office:value-type="string">
            <text:p text:style-name="P7">печ.</text:p>
          </table:table-cell>
          <table:table-cell table:style-name="Таблица1.A1" office:value-type="string">
            <text:p text:style-name="P5">Вестник РУДН Серия «При­кладная и ком­пьютерная ма­те­ма­тика». — Т. 3, № 1. — 2004. — С. 162­178</text:p>
          </table:table-cell>
          <table:table-cell table:style-name="Таблица1.A1" office:value-type="string">
            <text:p text:style-name="P3">17<text:span text:style-name="T5">/14</text:span> с.</text:p>
          </table:table-cell>
          <table:table-cell table:style-name="Таблица1.A1" office:value-type="string">
            <text:p text:style-name="P5">Ульянов А.<text:span text:style-name="T5"> </text:span>В.</text:p>
          </table:table-cell>
        </table:table-row>
        <table:table-row table:style-name="Таблица1.5">
          <table:table-cell table:style-name="Таблица1.A4" office:value-type="string">
            <text:list xml:id="list812286939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1.A4" office:value-type="string">
            <text:p text:style-name="P4">Необходимость обеспечения безо­пасности операци­онных систем на сис­темном уровне</text:p>
            <text:p text:style-name="P4">(тезисы доклада)</text:p>
          </table:table-cell>
          <table:table-cell table:style-name="Таблица1.A1" office:value-type="string">
            <text:p text:style-name="P7">печ.</text:p>
          </table:table-cell>
          <table:table-cell table:style-name="Таблица1.A1" office:value-type="string">
            <text:p text:style-name="P5">Тезисы докладов. X<text:span text:style-name="T5">L</text:span> На­учная конференция факуль­тета физ.-мат. и естествен­ных наук. Ма­тематические сек­ции. — М.: Издательство РУДН. — 2004 г. — С. 157–159.</text:p>
          </table:table-cell>
          <table:table-cell table:style-name="Таблица1.A1" office:value-type="string">
            <text:p text:style-name="P3">3<text:span text:style-name="T5">/2</text:span> с.</text:p>
          </table:table-cell>
          <table:table-cell table:style-name="Таблица1.A1" office:value-type="string">
            <text:p text:style-name="P5">Королькова А. В.</text:p>
          </table:table-cell>
        </table:table-row>
        <table:table-row table:style-name="Таблица1.1">
          <table:table-cell table:style-name="Таблица1.A4" office:value-type="string">
            <text:list xml:id="list273979450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1.A4" office:value-type="string">
            <text:p text:style-name="P4">Архитектура вы­со­копроизводи­тель­ных вычис­литель­ных сис­тем</text:p>
            <text:p text:style-name="P4">(тезисы доклада)</text:p>
          </table:table-cell>
          <table:table-cell table:style-name="Таблица1.A1" office:value-type="string">
            <text:p text:style-name="P7">печ.</text:p>
          </table:table-cell>
          <table:table-cell table:style-name="Таблица1.A1" office:value-type="string">
            <text:p text:style-name="P5">Тезисы докладов. X<text:span text:style-name="T5">L</text:span> На­учная конференция факуль­тета физ.-мат. и естествен­ных наук. Ма­тематические сек­ции. — М.: Издательство РУДН. — 2004 г. — С. 160–162.</text:p>
          </table:table-cell>
          <table:table-cell table:style-name="Таблица1.A1" office:value-type="string">
            <text:p text:style-name="P3">3<text:span text:style-name="T5">/1</text:span> с.</text:p>
          </table:table-cell>
          <table:table-cell table:style-name="Таблица1.A1" office:value-type="string">
            <text:p text:style-name="P5">Кокотчикова М. Г., Соловь­ёва С. В., Став­цев А. В.</text:p>
          </table:table-cell>
        </table:table-row>
        <text:soft-page-break/>
        <table:table-row table:style-name="Таблица1.5">
          <table:table-cell table:style-name="Таблица1.A4" office:value-type="string">
            <text:list xml:id="list1010118258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1.A4" office:value-type="string">
            <text:p text:style-name="P4">О целях и зада­чах проекта <text:span text:style-name="T5">Honeynet</text:span></text:p>
            <text:p text:style-name="P4">(тезисы доклада)</text:p>
          </table:table-cell>
          <table:table-cell table:style-name="Таблица1.A1" office:value-type="string">
            <text:p text:style-name="P7">печ.</text:p>
          </table:table-cell>
          <table:table-cell table:style-name="Таблица1.A1" office:value-type="string">
            <text:p text:style-name="P5">Тезисы докладов. X<text:span text:style-name="T5">L</text:span> На­учная конференция факуль­тета физ.-мат. и естествен­ных наук. Ма­тематические сек­ции. — М.: Издательство РУДН. — 2004 г. — С. 163–165.</text:p>
          </table:table-cell>
          <table:table-cell table:style-name="Таблица1.A1" office:value-type="string">
            <text:p text:style-name="P3">3<text:span text:style-name="T5">/2</text:span> с.</text:p>
          </table:table-cell>
          <table:table-cell table:style-name="Таблица1.A1" office:value-type="string">
            <text:p text:style-name="P5">Ульянов А.<text:span text:style-name="T5"> </text:span>В.</text:p>
          </table:table-cell>
        </table:table-row>
        <table:table-row table:style-name="Таблица1.5">
          <table:table-cell table:style-name="Таблица1.A4" office:value-type="string">
            <text:list xml:id="list418340222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1.A4" office:value-type="string">
            <text:p text:style-name="P4">Разработка методов проектирования вычислительных систем</text:p>
            <text:p text:style-name="P4">(тезисы доклада)</text:p>
          </table:table-cell>
          <table:table-cell table:style-name="Таблица1.A1" office:value-type="string">
            <text:p text:style-name="P7">печ.</text:p>
          </table:table-cell>
          <table:table-cell table:style-name="Таблица1.A1" office:value-type="string">
            <text:p text:style-name="P5">Тезисы докладов. X<text:span text:style-name="T5">LI</text:span> На­учная конференция факуль­тета физ.-мат. и естествен­ных наук. Ма­тематические сек­ции. — М.: Издательство РУДН. — 200<text:span text:style-name="T5">5</text:span> г. — С. 1<text:span text:style-name="T5">42</text:span>–1<text:span text:style-name="T5">43</text:span>.</text:p>
          </table:table-cell>
          <table:table-cell table:style-name="Таблица1.A1" office:value-type="string">
            <text:p text:style-name="P3"><text:span text:style-name="T5">2/1 </text:span>с.</text:p>
          </table:table-cell>
          <table:table-cell table:style-name="Таблица1.A1" office:value-type="string">
            <text:p text:style-name="P5">Ставцев А. В.</text:p>
          </table:table-cell>
        </table:table-row>
        <table:table-row table:style-name="Таблица1.5">
          <table:table-cell table:style-name="Таблица1.A4" office:value-type="string">
            <text:list xml:id="list277011423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1.A4" office:value-type="string">
            <text:p text:style-name="P4">Обеспечение комплексной защиты компьютерных сетей (тезисы доклада)</text:p>
          </table:table-cell>
          <table:table-cell table:style-name="Таблица1.A1" office:value-type="string">
            <text:p text:style-name="P7">печ.</text:p>
          </table:table-cell>
          <table:table-cell table:style-name="Таблица1.A1" office:value-type="string">
            <text:p text:style-name="P5">Тезисы докладов. X<text:span text:style-name="T5">LI</text:span> На­учная конференция факуль­тета физ.-мат. и естествен­ных наук. Ма­тематические сек­ции. — М.: Издательство РУДН. — 200<text:span text:style-name="T5">5</text:span> г. — С. 1<text:span text:style-name="T5">4</text:span>6–1<text:span text:style-name="T5">4</text:span>7.</text:p>
          </table:table-cell>
          <table:table-cell table:style-name="Таблица1.A1" office:value-type="string">
            <text:p text:style-name="P3"><text:span text:style-name="T5">2/1 </text:span>с.</text:p>
          </table:table-cell>
          <table:table-cell table:style-name="Таблица1.A1" office:value-type="string">
            <text:p text:style-name="P5">Ульянов А.<text:span text:style-name="T5"> </text:span>В.</text:p>
          </table:table-cell>
        </table:table-row>
        <text:soft-page-break/>
        <table:table-row table:style-name="Таблица1.5">
          <table:table-cell table:style-name="Таблица1.A4" office:value-type="string">
            <text:list xml:id="list1862180007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1.A4" office:value-type="string">
            <text:p text:style-name="P4">Унификация процесса подготовки научных работ (тезисы доклада)</text:p>
          </table:table-cell>
          <table:table-cell table:style-name="Таблица1.A1" office:value-type="string">
            <text:p text:style-name="P7">печ.</text:p>
          </table:table-cell>
          <table:table-cell table:style-name="Таблица1.A1" office:value-type="string">
            <text:p text:style-name="P5">Тезисы докладов. X<text:span text:style-name="T5">LI</text:span> На­учная конференция факуль­тета физ.-мат. и естествен­ных наук. Ма­тематические сек­ции. — М.: Издательство РУДН. — 200<text:span text:style-name="T5">5</text:span> г. — С. 1<text:span text:style-name="T5">4</text:span>8–1<text:span text:style-name="T5">4</text:span>9.</text:p>
          </table:table-cell>
          <table:table-cell table:style-name="Таблица1.A1" office:value-type="string">
            <text:p text:style-name="P3"><text:span text:style-name="T5">2/1 </text:span>с.</text:p>
          </table:table-cell>
          <table:table-cell table:style-name="Таблица1.A1" office:value-type="string">
            <text:p text:style-name="P5">Кокотчикова М. Г.</text:p>
          </table:table-cell>
        </table:table-row>
        <table:table-row table:style-name="Таблица1.5">
          <table:table-cell table:style-name="Таблица1.A16" office:value-type="string">
            <text:list xml:id="list1420621813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1.A16" office:value-type="string">
            <text:p text:style-name="P15">Адаптация системы работы с файлами устройств для SELinux</text:p>
            <text:p text:style-name="P14">(статья)</text:p>
          </table:table-cell>
          <table:table-cell table:style-name="Таблица1.C16" office:value-type="string">
            <text:p text:style-name="P16">печ.</text:p>
          </table:table-cell>
          <table:table-cell table:style-name="Таблица1.C16" office:value-type="string">
            <text:p text:style-name="P17">Вестник Российского университета дружбы народов, серия «Прикладная и компьютерная математика». — Т.4, №1. — 2005.— С. 153–163.</text:p>
          </table:table-cell>
          <table:table-cell table:style-name="Таблица1.C16" office:value-type="string">
            <text:p text:style-name="P16">10/6  с.</text:p>
          </table:table-cell>
          <table:table-cell table:style-name="Таблица1.C16" office:value-type="string">
            <text:p text:style-name="P18">Королькова А. В.</text:p>
          </table:table-cell>
        </table:table-row>
        <table:table-row table:style-name="Таблица1.5">
          <table:table-cell table:style-name="Таблица1.A16" office:value-type="string">
            <text:list xml:id="list1842101159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1.A16" office:value-type="string">
            <text:p text:style-name="P15">Защищенные серверные операционные системы в образовательных учреждениях</text:p>
            <text:p text:style-name="P14">(тезисы доклада)</text:p>
          </table:table-cell>
          <table:table-cell table:style-name="Таблица1.C16" office:value-type="string">
            <text:p text:style-name="P16">печ.</text:p>
          </table:table-cell>
          <table:table-cell table:style-name="Таблица1.C16" office:value-type="string">
            <text:p text:style-name="P17">Материалы XV<text:span text:style-name="T5">I</text:span> Международной Конференции «Применение новых технологий в образовании».— Троицк, 2005.— С. 397–398.</text:p>
          </table:table-cell>
          <table:table-cell table:style-name="Таблица1.C16" office:value-type="string">
            <text:p text:style-name="P16">2/1  с.</text:p>
          </table:table-cell>
          <table:table-cell table:style-name="Таблица1.C16" office:value-type="string">
            <text:p text:style-name="P18">Королькова А. В.</text:p>
          </table:table-cell>
        </table:table-row>
        <text:soft-page-break/>
        <table:table-row table:style-name="Таблица1.5">
          <table:table-cell table:style-name="Таблица1.A16" office:value-type="string">
            <text:list xml:id="list73381209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1.A16" office:value-type="string">
            <text:p text:style-name="P15">Реализация модели схемы управления трафиком в <text:span text:style-name="T5">IP</text:span>-сетях с предоставлением дифференцированных услуг с использованием модуля <text:span text:style-name="T5">DiffServ</text:span> пакета <text:span text:style-name="T5">NS</text:span>-2</text:p>
            <text:p text:style-name="P14">(тезисы доклада)</text:p>
          </table:table-cell>
          <table:table-cell table:style-name="Таблица1.C16" office:value-type="string">
            <text:p text:style-name="P16">печ.</text:p>
          </table:table-cell>
          <table:table-cell table:style-name="Таблица1.C16" office:value-type="string">
            <text:p text:style-name="P17">Сборник докладов. <text:span text:style-name="T5">IX</text:span>-я научная конференция МГТУ «Станкин» и «Учебно-научного центра математического моделирования МГТУ «Станкин» — ИММ РАН» по математическому моделированию и информатике.— М.: «ЯНУС-К», ИЦ ГОУ МГТУ «Станкин», 2006.— С.116-118</text:p>
          </table:table-cell>
          <table:table-cell table:style-name="Таблица1.C16" office:value-type="string">
            <text:p text:style-name="P16">3/2 с.</text:p>
          </table:table-cell>
          <table:table-cell table:style-name="Таблица1.C16" office:value-type="string">
            <text:p text:style-name="P18">Королькова А. В.</text:p>
          </table:table-cell>
        </table:table-row>
        <table:table-row table:style-name="Таблица1.5">
          <table:table-cell table:style-name="Таблица1.A16" office:value-type="string">
            <text:list xml:id="list1474135070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1.A16" office:value-type="string">
            <text:p text:style-name="P15">Аналитическая модель для расчета вероятности сброса пакетов в алгоритме RED</text:p>
            <text:p text:style-name="P14">(тезисы доклада)</text:p>
          </table:table-cell>
          <table:table-cell table:style-name="Таблица1.C16" office:value-type="string">
            <text:p text:style-name="P16">печ.</text:p>
          </table:table-cell>
          <table:table-cell table:style-name="Таблица1.C16" office:value-type="string">
            <text:p text:style-name="P17">Труды конференции «Телекоммуникационные и вычислительные системы».— <text:s/>М.: <text:s/>МТУСИ, 2006.— С.24</text:p>
          </table:table-cell>
          <table:table-cell table:style-name="Таблица1.C16" office:value-type="string">
            <text:p text:style-name="P16">1 с.</text:p>
          </table:table-cell>
          <table:table-cell table:style-name="Таблица1.C16" office:value-type="string">
            <text:p text:style-name="P18"><text:bookmark-start text:name="DDE_LINK1"/>Королькова А. В.<text:bookmark-end text:name="DDE_LINK1"/></text:p>
          </table:table-cell>
        </table:table-row>
        <table:table-row table:style-name="Таблица1.5">
          <table:table-cell table:style-name="Таблица1.A16" office:value-type="string">
            <text:list xml:id="list1211888870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1.A16" office:value-type="string">
            <text:p text:style-name="P15">Аналитическая модель для расчета вероятности сброса пакетов в алгоритме RED</text:p>
            <text:p text:style-name="P14">(тезисы доклада)</text:p>
          </table:table-cell>
          <table:table-cell table:style-name="Таблица1.C16" office:value-type="string">
            <text:p text:style-name="P16">печ.</text:p>
          </table:table-cell>
          <table:table-cell table:style-name="Таблица1.C16" office:value-type="string">
            <text:p text:style-name="P17">Труды РНТОРЭС им. Попова. Серия: Научная сессия, посвященная Дню радио. Выпуск: LXII.— 2007.— С. 233-234.</text:p>
          </table:table-cell>
          <table:table-cell table:style-name="Таблица1.C16" office:value-type="string">
            <text:p text:style-name="P16">1 / 2 с.</text:p>
          </table:table-cell>
          <table:table-cell table:style-name="Таблица1.C16" office:value-type="string">
            <text:p text:style-name="P18">Королькова А. В.</text:p>
          </table:table-cell>
        </table:table-row>
        <text:soft-page-break/>
        <table:table-row table:style-name="Таблица1.5">
          <table:table-cell table:style-name="Таблица1.A16" office:value-type="string">
            <text:list xml:id="list1717155163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1.A16" office:value-type="string">
            <text:p text:style-name="P15">Подсистема маршрутизации Click</text:p>
          </table:table-cell>
          <table:table-cell table:style-name="Таблица1.C16" office:value-type="string">
            <text:p text:style-name="P16">печ.</text:p>
          </table:table-cell>
          <table:table-cell table:style-name="Таблица1.C16" office:value-type="string">
            <text:p text:style-name="P17">Вестник Российского университета дружбы народов, серия «Математика. Информатика. Физика».— <text:s/>№1­2.— 2007.— С.24-31.</text:p>
          </table:table-cell>
          <table:table-cell table:style-name="Таблица1.C16" office:value-type="string">
            <text:p text:style-name="P16">8/4 c.</text:p>
          </table:table-cell>
          <table:table-cell table:style-name="Таблица1.C16" office:value-type="string">
            <text:p text:style-name="P18">Королькова А. В.</text:p>
            <text:p text:style-name="P14">А. А. Хохлов</text:p>
          </table:table-cell>
        </table:table-row>
        <table:table-row table:style-name="Таблица1.5">
          <table:table-cell table:style-name="Таблица1.A16" office:value-type="string">
            <text:list xml:id="list244626882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1.A16" office:value-type="string">
            <text:p text:style-name="P15">An application of computer algebra system cadabra to quantum field and quantum mechanics problems</text:p>
          </table:table-cell>
          <table:table-cell table:style-name="Таблица1.C16" office:value-type="string">
            <text:p text:style-name="P16"/>
          </table:table-cell>
          <table:table-cell table:style-name="Таблица1.C16" office:value-type="string">
            <text:p text:style-name="P17">The 4th International Workshop «Quantum Physics and Communication» QPC 2007, <text:s/>Dubna, Russia, 15 - 19 October, 2007 </text:p>
          </table:table-cell>
          <table:table-cell table:style-name="Таблица1.C16" office:value-type="string">
            <text:p text:style-name="P16"/>
          </table:table-cell>
          <table:table-cell table:style-name="Таблица1.C16" office:value-type="string">
            <text:p text:style-name="P18">L. A. Sevastianov, <text:s/>M. G. Kokotchikova</text:p>
          </table:table-cell>
        </table:table-row>
        <table:table-row table:style-name="Таблица1.5">
          <table:table-cell table:style-name="Таблица1.A16" office:value-type="string">
            <text:list xml:id="list834163881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1.A16" office:value-type="string">
            <text:p text:style-name="P15">An application of two-spinors calculus to quantum field and quantum mechanics problems</text:p>
          </table:table-cell>
          <table:table-cell table:style-name="Таблица1.C16" office:value-type="string">
            <text:p text:style-name="P16"/>
          </table:table-cell>
          <table:table-cell table:style-name="Таблица1.C16" office:value-type="string">
            <text:p text:style-name="P17">The 4th International Workshop «Quantum Physics and Communication» QPC 2007, <text:s/>Dubna, Russia, 15 - 19 October, 2007</text:p>
          </table:table-cell>
          <table:table-cell table:style-name="Таблица1.C16" office:value-type="string">
            <text:p text:style-name="P16"/>
          </table:table-cell>
          <table:table-cell table:style-name="Таблица1.C16" office:value-type="string">
            <text:p text:style-name="P18">A.G. Ulyanova</text:p>
          </table:table-cell>
        </table:table-row>
        <table:table-row table:style-name="Таблица1.5">
          <table:table-cell table:style-name="Таблица1.A16" office:value-type="string">
            <text:list xml:id="list2148759326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1.A16" office:value-type="string">
            <text:p text:style-name="P15">Инструментальные средства моделирования DiffServ</text:p>
          </table:table-cell>
          <table:table-cell table:style-name="Таблица1.C16" office:value-type="string">
            <text:p text:style-name="P16">печ.</text:p>
          </table:table-cell>
          <table:table-cell table:style-name="Таблица1.C16" office:value-type="string">
            <text:p text:style-name="P17">Фундаментальные физико-математические проблемы и моделирование технико-технологических систем<text:bookmark-start text:name="DDE_LINK"/>.// Ежегодный сборник научных трудов / Под редакцией Л.А. Уваровой. — <text:bookmark-end text:name="DDE_LINK"/>М.: Янус-К.— Вып. 11.— 2008.— С. 161-167.</text:p>
          </table:table-cell>
          <table:table-cell table:style-name="Таблица1.C16" office:value-type="string">
            <text:p text:style-name="P16">7/5 с.</text:p>
          </table:table-cell>
          <table:table-cell table:style-name="Таблица1.C16" office:value-type="string">
            <text:p text:style-name="P18"><text:bookmark-start text:name="DDE_LINK2"/>Королькова А. В.<text:bookmark-end text:name="DDE_LINK2"/></text:p>
          </table:table-cell>
        </table:table-row>
        <text:soft-page-break/>
        <table:table-row table:style-name="Таблица1.5">
          <table:table-cell table:style-name="Таблица1.A16" office:value-type="string">
            <text:list xml:id="list127211141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1.A16" office:value-type="string">
            <text:p text:style-name="P15">Инструментальные средства моделирования DiffServ</text:p>
          </table:table-cell>
          <table:table-cell table:style-name="Таблица1.C16" office:value-type="string">
            <text:p text:style-name="P16">печ.</text:p>
          </table:table-cell>
          <table:table-cell table:style-name="Таблица1.C16" office:value-type="string">
            <text:p text:style-name="P17">Материалы XI научной конференции <text:s text:c="12"/>МГТУ «СТАНКИН» <text:s text:c="7"/>и «Учебно-научного центра математического моделирования <text:s/>МГТУ «СТАНКИН» – ИММ РАН» <text:s/>по математическому моделированию и информатике. Программа. Сборник докладов. <text:s/>(23 – 25 Апреля 2008 г.) / Под ред. О.А. Казакова. – М.: ИЦ ГОУ ВПО МГТУ «Станкин». 2008. – c. 93-96.</text:p>
          </table:table-cell>
          <table:table-cell table:style-name="Таблица1.C16" office:value-type="string">
            <text:p text:style-name="P16">3/2 c.</text:p>
          </table:table-cell>
          <table:table-cell table:style-name="Таблица1.C16" office:value-type="string">
            <text:p text:style-name="P18">Королькова А. В.</text:p>
          </table:table-cell>
        </table:table-row>
        <table:table-row table:style-name="Таблица1.5">
          <table:table-cell table:style-name="Таблица1.A16" office:value-type="string">
            <text:list xml:id="list1623636278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1.A16" office:value-type="string">
            <text:p text:style-name="P15">Development of Click modules: DSRED and SDRED algorithms</text:p>
          </table:table-cell>
          <table:table-cell table:style-name="Таблица1.C16" office:value-type="string">
            <text:p text:style-name="P16">печ.</text:p>
          </table:table-cell>
          <table:table-cell table:style-name="Таблица1.C16" office:value-type="string">
            <text:p text:style-name="P17"><text:bookmark-start text:name="DDE_LINK5"/>The 8th WSEAS International Conference on<text:bookmark-end text:name="DDE_LINK5"/></text:p>
            <text:p text:style-name="P13"><text:s/><text:span text:style-name="T2">APPLIED INFORMATICS</text:span></text:p>
            <text:p text:style-name="P14">AND COMMUNICATIONS</text:p>
            <text:p text:style-name="P14">(AIC’08), Rhodes (Rodos) Island, Greece, August 20-22, 2008</text:p>
          </table:table-cell>
          <table:table-cell table:style-name="Таблица1.C16" office:value-type="string">
            <text:p text:style-name="P16">6/3 c.</text:p>
          </table:table-cell>
          <table:table-cell table:style-name="Таблица1.C16" office:value-type="string">
            <text:p text:style-name="P17"><text:span text:style-name="T6">Королькова А. В.</text:span>, М.Н. Геворкян</text:p>
          </table:table-cell>
        </table:table-row>
        <text:soft-page-break/>
        <table:table-row table:style-name="Таблица1.5">
          <table:table-cell table:style-name="Таблица1.A16" office:value-type="string">
            <text:list xml:id="list723204465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1.A16" office:value-type="string">
            <text:p text:style-name="P15">Разработка модулей Click, реализующих алгоритмы <text:s text:c="2"/>активного управления очередью DSRED и SDRED</text:p>
          </table:table-cell>
          <table:table-cell table:style-name="Таблица1.C16" office:value-type="string">
            <text:p text:style-name="P16">печ.</text:p>
          </table:table-cell>
          <table:table-cell table:style-name="Таблица1.C16" office:value-type="string">
            <text:p text:style-name="P17">Международная научная конференция</text:p>
            <text:p text:style-name="P14">Моделирование нелинейных процессов и систем. «Станкин». 14—18 октября 2008.</text:p>
          </table:table-cell>
          <table:table-cell table:style-name="Таблица1.C16" office:value-type="string">
            <text:p text:style-name="P16">2/1 с.</text:p>
          </table:table-cell>
          <table:table-cell table:style-name="Таблица1.C16" office:value-type="string">
            <text:p text:style-name="P17"><text:span text:style-name="T6">Королькова А. В.</text:span><text:bookmark-start text:name="DDE_LINK3"/>, М.Н. Геворкян<text:bookmark-end text:name="DDE_LINK3"/></text:p>
          </table:table-cell>
        </table:table-row>
        <table:table-row table:style-name="Таблица1.1">
          <table:table-cell table:style-name="Таблица1.A1" table:number-columns-spanned="6" office:value-type="string">
            <text:p text:style-name="P9">Учебно-методические работы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3">1</text:p>
          </table:table-cell>
          <table:table-cell table:style-name="Таблица1.A1" office:value-type="string">
            <text:p text:style-name="P3">2</text:p>
          </table:table-cell>
          <table:table-cell table:style-name="Таблица1.A1" office:value-type="string">
            <text:p text:style-name="P3">3</text:p>
          </table:table-cell>
          <table:table-cell table:style-name="Таблица1.A1" office:value-type="string">
            <text:p text:style-name="P3">4</text:p>
          </table:table-cell>
          <table:table-cell table:style-name="Таблица1.A1" office:value-type="string">
            <text:p text:style-name="P3">5</text:p>
          </table:table-cell>
          <table:table-cell table:style-name="Таблица1.A1" office:value-type="string">
            <text:p text:style-name="P3">6</text:p>
          </table:table-cell>
        </table:table-row>
        <table:table-row table:style-name="Таблица1.5">
          <table:table-cell table:style-name="Таблица1.A4" office:value-type="string">
            <text:list xml:id="list644057505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1.A4" office:value-type="string">
            <text:p text:style-name="P4">Учебно-методиче­ское пособие по курсу «Сети и сис­темы телекоммуни­ка­ций»</text:p>
            <text:p text:style-name="P4">(учебно-методи­че­ская работа)</text:p>
          </table:table-cell>
          <table:table-cell table:style-name="Таблица1.A1" office:value-type="string">
            <text:p text:style-name="P3">печ.</text:p>
          </table:table-cell>
          <table:table-cell table:style-name="Таблица1.A1" office:value-type="string">
            <text:p text:style-name="P5">М.: Изд-во РУДН. — 2003. —56 с. (3,25 у.п.л.)</text:p>
          </table:table-cell>
          <table:table-cell table:style-name="Таблица1.A1" office:value-type="string">
            <text:p text:style-name="P3">56<text:span text:style-name="T5">/50</text:span>с. (3,25 у.п.л.)</text:p>
          </table:table-cell>
          <table:table-cell table:style-name="Таблица1.A1" office:value-type="string">
            <text:p text:style-name="P5">Самуйлов К.Е</text:p>
          </table:table-cell>
        </table:table-row>
      </table:table>
      <text:p text:style-name="P1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list xml:id="list2183016431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2.A1" office:value-type="string">
            <text:p text:style-name="P4">Учебно-методиче­ское пособие по курсу «Защита ин­фор­мации в компь­ютерных сетях. Часть 1»</text:p>
            <text:p text:style-name="P4">(учебно-методи­че­ская работа)</text:p>
          </table:table-cell>
          <table:table-cell table:style-name="Таблица2.C1" office:value-type="string">
            <text:p text:style-name="P5">компью­терная</text:p>
          </table:table-cell>
          <table:table-cell table:style-name="Таблица2.C1" office:value-type="string">
            <text:p text:style-name="P5">http://www.rudn.ru/files/inf.pdf. — 2004. — 130 с.</text:p>
          </table:table-cell>
          <table:table-cell table:style-name="Таблица2.C1" office:value-type="string">
            <text:p text:style-name="P3">130 с.</text:p>
          </table:table-cell>
          <table:table-cell table:style-name="Таблица2.C1" office:value-type="string">
            <text:p text:style-name="P1">—</text:p>
          </table:table-cell>
        </table:table-row>
        <table:table-row table:style-name="Таблица2.1">
          <table:table-cell table:style-name="Таблица2.A2" office:value-type="string">
            <text:list xml:id="list858458705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2.A2" office:value-type="string">
            <text:p text:style-name="P27"><text:span text:style-name="T3">Учеб. пособие. <text:s/>«Введение в формальные методы описа­ния бизнес-процессов»</text:span></text:p>
          </table:table-cell>
          <table:table-cell table:style-name="Таблица2.C2" office:value-type="string">
            <text:p text:style-name="P5">печ.</text:p>
          </table:table-cell>
          <table:table-cell table:style-name="Таблица2.C2" office:value-type="string">
            <text:p text:style-name="P23">М.: РУДН, 2008. — 186 с.: ил.</text:p>
          </table:table-cell>
          <table:table-cell table:style-name="Таблица2.C2" office:value-type="string">
            <text:p text:style-name="P3">186 с.</text:p>
          </table:table-cell>
          <table:table-cell table:style-name="Таблица2.C2" office:value-type="string">
            <text:p text:style-name="P25">Король­кова А. В.</text:p>
          </table:table-cell>
        </table:table-row>
        <table:table-row table:style-name="Таблица2.1">
          <table:table-cell table:style-name="Таблица2.A2" office:value-type="string">
            <text:list xml:id="list1882803381" text:continue-numbering="true" text:style-name="RTF_5f_Num_20_4">
              <text:list-item>
                <text:p text:style-name="P21"/>
              </text:list-item>
            </text:list>
          </table:table-cell>
          <table:table-cell table:style-name="Таблица2.A2" office:value-type="string">
            <text:p text:style-name="P4">Учеб. Пособие. Архитектура и принципы по­строения современных сетей и систем телекоммуни­каций</text:p>
          </table:table-cell>
          <table:table-cell table:style-name="Таблица2.C2" office:value-type="string">
            <text:p text:style-name="P5">печ.</text:p>
          </table:table-cell>
          <table:table-cell table:style-name="Таблица2.C2" office:value-type="string">
            <text:p text:style-name="P23">М.: РУДН, 2008. — 463 с.: ил.</text:p>
          </table:table-cell>
          <table:table-cell table:style-name="Таблица2.C2" office:value-type="string">
            <text:p text:style-name="P3">463 с.</text:p>
          </table:table-cell>
          <table:table-cell table:style-name="Таблица2.C2" office:value-type="string">
            <text:p text:style-name="P25">Король­кова А. В.</text:p>
          </table:table-cell>
        </table:table-row>
      </table:table>
      <text:p text:style-name="P2"/>
      <text:p text:style-name="P2"/>
      <text:p text:style-name="P2"/>
      <text:p text:style-name="P2">Список верен:</text:p>
      <text:p text:style-name="P2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">Заведующий кафедрой</text:p>
          </table:table-cell>
          <table:table-cell table:style-name="Таблица4.A1" office:value-type="string">
            <text:p text:style-name="P6">К. Е. Самуйлов</text:p>
          </table:table-cell>
        </table:table-row>
        <table:table-row table:style-name="Таблица4.1">
          <table:table-cell table:style-name="Таблица4.A1" office:value-type="string">
            <text:p text:style-name="P2"/>
          </table:table-cell>
          <table:table-cell table:style-name="Таблица4.A1" office:value-type="string">
            <text:p text:style-name="P1"/>
          </table:table-cell>
        </table:table-row>
        <table:table-row table:style-name="Таблица4.1">
          <table:table-cell table:style-name="Таблица4.A1" office:value-type="string">
            <text:p text:style-name="P2"/>
          </table:table-cell>
          <table:table-cell table:style-name="Таблица4.A1" office:value-type="string">
            <text:p text:style-name="P6"/>
          </table:table-cell>
        </table:table-row>
        <table:table-row table:style-name="Таблица4.1">
          <table:table-cell table:style-name="Таблица4.A1" office:value-type="string">
            <text:p text:style-name="P2"/>
          </table:table-cell>
          <table:table-cell table:style-name="Таблица4.A1" office:value-type="string">
            <text:p text:style-name="P6">« <text:s text:c="9"/>»__________________ 2008 г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Times New Roman" style:font-size-asian="10.5pt" style:language-asian="ru" style:country-asian="RU" style:font-name-complex="Times New Roman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hyphenation-ladder-count="255" fo:text-indent="0cm" style:auto-text-indent="false" style:text-autospace="ideograph-alpha" style:vertical-align="auto"/>
      <style:text-properties fo:font-size="10pt" fo:language="ru" fo:country="RU" style:font-size-asian="10pt" style:language-asian="ru" style:country-asian="RU" style:font-size-complex="10pt" fo:hyphenate="tru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Standard" style:default-outline-level="3">
      <style:paragraph-properties fo:text-align="center" style:justify-single-word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2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2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2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/>
      </text:list-level-style-number>
      <text:list-level-style-number text:level="2" text:style-name="RTF_5f_Num_20_3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3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3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3_20_7" style:num-suffix="." style:num-format="1">
        <style:list-level-properties text:space-before="8.255cm" text:min-label-width="0.635cm"/>
      </text:list-level-style-number>
      <text:list-level-style-number text:level="8" text:style-name="RTF_5f_Num_20_3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3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1">
        <style:list-level-properties/>
      </text:list-level-style-number>
      <text:list-level-style-number text:level="2" text:style-name="RTF_5f_Num_20_4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4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4_20_4" style:num-suffix="." style:num-format="1">
        <style:list-level-properties text:space-before="4.445cm" text:min-label-width="0.635cm"/>
      </text:list-level-style-number>
      <text:list-level-style-number text:level="5" text:style-name="RTF_5f_Num_20_4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4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4_20_7" style:num-suffix="." style:num-format="1">
        <style:list-level-properties text:space-before="8.255cm" text:min-label-width="0.635cm"/>
      </text:list-level-style-number>
      <text:list-level-style-number text:level="8" text:style-name="RTF_5f_Num_20_4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4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5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5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5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Ôîðìàò 2</dc:title>
    <meta:initial-creator>ygaidamaka</meta:initial-creator>
    <dc:creator>Дмитрий Кулябов</dc:creator>
    <meta:creation-date>2005-05-23T15:52:00</meta:creation-date>
    <dc:date>2009-04-17T17:03:05</dc:date>
    <meta:print-date>2004-12-14T10:09:00</meta:print-date>
    <meta:generator>OpenOffice.org/3.0$Linux OpenOffice.org_project/300m15$Build-9379</meta:generator>
    <meta:editing-duration>PT01H19M19S</meta:editing-duration>
    <meta:editing-cycles>7</meta:editing-cycles>
    <meta:document-statistic meta:table-count="3" meta:image-count="0" meta:object-count="0" meta:page-count="10" meta:paragraph-count="185" meta:word-count="1002" meta:character-count="7048"/>
    <meta:user-defined meta:name="Поле 1"/>
    <meta:user-defined meta:name="Поле 2"/>
    <meta:user-defined meta:name="Поле 3"/>
    <meta:user-defined meta:name="Поле 4"/>
  </office:meta>
</office:document-meta>
</file>